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0.ds_combo1.idays60.odays7</text:p>
          </table:table-cell>
          <table:table-cell office:value-type="float" office:value="0.0097773615270853" calcext:value-type="float">
            <text:p>0.009777361527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1.ds_combo1.idays30.odays7</text:p>
          </table:table-cell>
          <table:table-cell office:value-type="float" office:value="0.00900218915194273" calcext:value-type="float">
            <text:p>0.0090021891519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_V_exp64</text:p>
          </table:table-cell>
          <table:table-cell office:value-type="string" calcext:value-type="string">
            <text:p>8_V.v1.l1.ds0.l_combo2.ds_combo1.idays30.odays7</text:p>
          </table:table-cell>
          <table:table-cell office:value-type="float" office:value="0.00820504873991013" calcext:value-type="float">
            <text:p>0.00820504873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3.ds_combo1.idays60.odays7</text:p>
          </table:table-cell>
          <table:table-cell office:value-type="float" office:value="0.00747914519160986" calcext:value-type="float">
            <text:p>0.00747914519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4.ds_combo1.idays60.odays7</text:p>
          </table:table-cell>
          <table:table-cell office:value-type="float" office:value="0.00896259769797325" calcext:value-type="float">
            <text:p>0.008962597697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5.ds_combo1.idays60.odays7</text:p>
          </table:table-cell>
          <table:table-cell office:value-type="float" office:value="0.0111526977270842" calcext:value-type="float">
            <text:p>0.0111526977270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6.ds_combo1.idays60.odays7</text:p>
          </table:table-cell>
          <table:table-cell office:value-type="float" office:value="0.00436887890100479" calcext:value-type="float">
            <text:p>0.004368878901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7.ds_combo1.idays60.odays7</text:p>
          </table:table-cell>
          <table:table-cell office:value-type="float" office:value="0.00940778572112322" calcext:value-type="float">
            <text:p>0.009407785721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8.ds_combo1.idays60.odays7</text:p>
          </table:table-cell>
          <table:table-cell office:value-type="float" office:value="0.00881000421941281" calcext:value-type="float">
            <text:p>0.008810004219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_M_exp64</text:p>
          </table:table-cell>
          <table:table-cell office:value-type="string" calcext:value-type="string">
            <text:p>8_M.v1.l1.ds0.l_combo9.ds_combo1.idays60.odays7</text:p>
          </table:table-cell>
          <table:table-cell office:value-type="float" office:value="0.00719699822366238" calcext:value-type="float">
            <text:p>0.007196998223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_M_exp64</text:p>
          </table:table-cell>
          <table:table-cell office:value-type="string" calcext:value-type="string">
            <text:p>8_M.v1.l1.ds0.l_combo10.ds_combo1.idays30.odays7</text:p>
          </table:table-cell>
          <table:table-cell office:value-type="float" office:value="0.0113392537459731" calcext:value-type="float">
            <text:p>0.0113392537459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_J_exp64</text:p>
          </table:table-cell>
          <table:table-cell office:value-type="string" calcext:value-type="string">
            <text:p>8_J.v1.l1.ds0.l_combo11.ds_combo1.idays60.odays7</text:p>
          </table:table-cell>
          <table:table-cell office:value-type="float" office:value="0.00795847084373236" calcext:value-type="float">
            <text:p>0.007958470843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_M_exp64</text:p>
          </table:table-cell>
          <table:table-cell office:value-type="string" calcext:value-type="string">
            <text:p>8_M.v1.l1.ds0.l_combo12.ds_combo1.idays60.odays7</text:p>
          </table:table-cell>
          <table:table-cell office:value-type="float" office:value="0.00773578323423863" calcext:value-type="float">
            <text:p>0.007735783234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_V_exp64</text:p>
          </table:table-cell>
          <table:table-cell office:value-type="string" calcext:value-type="string">
            <text:p>8_V.v1.l1.ds0.l_combo13.ds_combo1.idays60.odays7</text:p>
          </table:table-cell>
          <table:table-cell office:value-type="float" office:value="0.00894156564027071" calcext:value-type="float">
            <text:p>0.0089415656402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_B_exp64</text:p>
          </table:table-cell>
          <table:table-cell office:value-type="string" calcext:value-type="string">
            <text:p>8_B.v1.l1.ds0.l_combo14.ds_combo1.idays30.odays7</text:p>
          </table:table-cell>
          <table:table-cell office:value-type="float" office:value="0.00814889837056398" calcext:value-type="float">
            <text:p>0.00814889837056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formula="of:=AVERAGE([.D2:.D16])" office:value-type="float" office:value="0.00856577859570583" calcext:value-type="float">
            <text:p>0.008565778595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5:17:51.738318045</dc:date>
    <meta:editing-duration>PT1M32S</meta:editing-duration>
    <meta:editing-cycles>1</meta:editing-cycles>
    <meta:document-statistic meta:table-count="1" meta:cell-count="65" meta:object-count="0"/>
    <meta:generator>LibreOffice/6.0.7.3$Linux_X86_64 LibreOffice_project/00m0$Build-3</meta:generator>
  </office:meta>
</office:document-meta>
</file>